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Rothschi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0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10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Hotel Vendig,/</text:p>
      <text:p text:style-name="P2">N. W. Cor. 12th &amp; Market Sts./</text:p>
      <text:p text:style-name="P3">Philadelphia, May 10th 1893./</text:p>
      <text:p text:style-name="P2">Hon. Rev. S. Morais/</text:p>
      <text:p text:style-name="P2"><text:tab/>city./</text:p>
      <text:p text:style-name="P2">Most respected Sir:/</text:p>
      <text:p text:style-name="P2"><text:tab/>I herewith enclose you my/ check for $25.-- for the Jewish Seminary./ <text:s/>While in New York I took the pleasure/ of calling on them at their new build-/ing during Minchah Saturday afternoon,/ and found every thing interested and/ pleasant there./</text:p>
      <text:p text:style-name="P2">Allow me to accept, even as late as this,/ my sincere congratulation to your/ <text:span text:style-name="T1">˶</text:span><text:span text:style-name="T2">Seventieth Birthday," with my best wishes./ <text:s/>I am/ Very Respectfully Yours./ Jacob Rothschil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3:14:25.44</meta:creation-date>
    <dc:date>2012-03-26T13:04:42</dc:date>
    <dc:creator>Penn Libraries</dc:creator>
    <meta:editing-duration>PT00H04M2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61" meta:character-count="1840"/>
  </office:meta>
</office:document-meta>
</file>